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0" table:default-cell-style-name="ce1"/>
        <table:table-column table:style-name="co13" table:default-cell-style-name="ce32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/>
          <table:table-cell table:style-name="ce31"/>
          <table:table-cell table:style-name="ce29" table:number-columns-repeated="6"/>
          <table:table-cell table:style-name="ce34"/>
          <table:table-cell table:number-columns-repeated="1005"/>
        </table:table-row>
        <table:table-row table:style-name="ro1">
          <table:table-cell/>
          <table:table-cell table:style-name="ce8"/>
          <table:table-cell table:style-name="ce13"/>
          <table:table-cell table:style-name="ce1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2"/>
          <table:table-cell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/>
          <table:table-cell table:style-name="ce1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2"/>
          <table:table-cell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/>
          <table:table-cell table:style-name="ce31"/>
          <table:table-cell table:style-name="ce29" table:number-columns-repeated="6"/>
          <table:table-cell table:style-name="ce34"/>
          <table:table-cell table:number-columns-repeated="1005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3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/>
          <table:table-cell table:style-name="ce31"/>
          <table:table-cell table:style-name="ce29" table:number-columns-repeated="6"/>
          <table:table-cell table:style-name="ce34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3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/>
          <table:table-cell table:style-name="ce31"/>
          <table:table-cell table:style-name="ce29" table:number-columns-repeated="6"/>
          <table:table-cell table:style-name="ce34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3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/>
          <table:table-cell table:number-columns-repeated="1005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5" table:number-columns-repeated="3"/>
          <table:table-cell table:style-name="ce3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5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5" table:number-columns-repeated="3"/>
          <table:table-cell table:style-name="ce3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5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01/16/2024</text:date>, <text:time>16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6T16:51:04</dc:date>
    <meta:editing-cycles>269</meta:editing-cycles>
    <meta:editing-duration>PT6H26M</meta:editing-duration>
    <meta:document-statistic meta:table-count="1" meta:cell-count="1563" meta:object-count="0"/>
  </office:meta>
</office:document-meta>
</file>